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9e5e"/>
    </style:style>
    <style:style style:name="P2" style:family="paragraph" style:parent-style-name="Standard">
      <style:text-properties officeooo:paragraph-rsid="000c9e5e"/>
    </style:style>
    <style:style style:name="P3" style:family="paragraph" style:parent-style-name="Standard">
      <style:text-properties fo:font-style="normal" fo:font-weight="bold" officeooo:rsid="0006ad2f" officeooo:paragraph-rsid="000c9e5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21a88e" officeooo:paragraph-rsid="000c9e5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officeooo:rsid="0021a88e" officeooo:paragraph-rsid="000c9e5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1a88e" officeooo:paragraph-rsid="000c9e5e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normal" officeooo:rsid="0021a88e" officeooo:paragraph-rsid="000c9e5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21a88e" officeooo:paragraph-rsid="000c9e5e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bold" officeooo:rsid="0021a88e" officeooo:paragraph-rsid="000c9e5e" style:font-style-asian="normal" style:font-weight-asian="bold" style:font-style-complex="normal" style:font-weight-complex="bold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bold" officeooo:rsid="0021a88e" officeooo:paragraph-rsid="000c9e5e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2f40" style:font-weight-asian="bold" style:font-weight-complex="bold"/>
    </style:style>
    <style:style style:name="T3" style:family="text">
      <style:text-properties fo:font-weight="bold" officeooo:rsid="001eba3f" style:font-weight-asian="bold" style:font-weight-complex="bold"/>
    </style:style>
    <style:style style:name="T4" style:family="text">
      <style:text-properties fo:font-weight="bold" officeooo:rsid="001d9670" style:font-weight-asian="bold" style:font-weight-complex="bold"/>
    </style:style>
    <style:style style:name="T5" style:family="text">
      <style:text-properties fo:font-weight="bold" officeooo:rsid="0018d5c0" style:font-weight-asian="bold" style:font-weight-complex="bold"/>
    </style:style>
    <style:style style:name="T6" style:family="text">
      <style:text-properties fo:font-weight="bold" officeooo:rsid="000c9e5e" style:font-weight-asian="bold" style:font-weight-complex="bold"/>
    </style:style>
    <style:style style:name="T7" style:family="text">
      <style:text-properties fo:font-weight="bold" officeooo:rsid="000c85c5" style:font-weight-asian="bold" style:font-weight-complex="bold"/>
    </style:style>
    <style:style style:name="T8" style:family="text">
      <style:text-properties officeooo:rsid="001d9670"/>
    </style:style>
    <style:style style:name="T9" style:family="text">
      <style:text-properties officeooo:rsid="000c9e5e"/>
    </style:style>
    <style:style style:name="T10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11" style:family="text">
      <style:text-properties fo:color="#7a7e85" loext:opacity="100%" style:font-name="JetBrains Mono" fo:font-size="10pt" fo:font-weight="normal" style:font-size-asian="10pt" style:font-weight-asian="normal" style:font-weight-complex="normal"/>
    </style:style>
    <style:style style:name="T12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13" style:family="text">
      <style:text-properties fo:color="#7a7e85" loext:opacity="100%" style:font-name="JetBrains Mono" fo:font-size="10pt" style:font-size-asian="10pt"/>
    </style:style>
    <style:style style:name="T14" style:family="text">
      <style:text-properties fo:font-weight="normal" officeooo:rsid="000aa5bf" style:font-weight-asian="normal" style:font-weight-complex="normal"/>
    </style:style>
    <style:style style:name="T15" style:family="text">
      <style:text-properties fo:font-weight="normal" officeooo:rsid="0021a88e" style:font-weight-asian="normal" style:font-weight-complex="normal"/>
    </style:style>
    <style:style style:name="T16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7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8" style:family="text">
      <style:text-properties fo:color="#bcbec4" loext:opacity="100%" style:font-name="JetBrains Mono" fo:font-size="10pt" style:font-size-asian="10pt"/>
    </style:style>
    <style:style style:name="T19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20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21" style:family="text">
      <style:text-properties fo:color="#2aacb8" loext:opacity="100%" style:font-name="JetBrains Mono" fo:font-size="10pt" style:font-size-asian="10pt"/>
    </style:style>
    <style:style style:name="T22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23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24" style:family="text">
      <style:text-properties fo:color="#cf8e6d" loext:opacity="100%" style:font-name="JetBrains Mono" fo:font-size="10pt" style:font-size-asian="10pt"/>
    </style:style>
    <style:style style:name="T25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6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7" style:family="text">
      <style:text-properties fo:color="#8888c6" loext:opacity="100%" style:font-name="JetBrains Mono" fo:font-size="10pt" style:font-size-asian="10pt"/>
    </style:style>
    <style:style style:name="T28" style:family="text">
      <style:text-properties fo:color="#aa4926" loext:opacity="100%" style:font-name="JetBrains Mono" fo:font-size="10pt" fo:font-weight="normal" style:font-size-asian="10pt" style:font-weight-asian="normal"/>
    </style:style>
    <style:style style:name="T29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30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31" style:family="text">
      <style:text-properties fo:color="#6aab73" loext:opacity="100%" style:font-name="JetBrains Mono" fo:font-size="10pt" style:font-size-asian="10pt"/>
    </style:style>
    <style:style style:name="T32" style:family="text">
      <style:text-properties officeooo:rsid="000c8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 занятие № </text:span><text:span text:style-name="T3">1</text:span><text:span text:style-name="T6">3</text:span></text:p>
      <text:p text:style-name="P2"><text:span text:style-name="T4">Тема</text:span><text:span text:style-name="T8">:</text:span> составление программ с матрицами в IDEPyCharmCommunity.</text:p>
      <text:p text:style-name="P2"><text:span text:style-name="T1">Цел</text:span><text:span text:style-name="T5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p>
      <text:p text:style-name="P2"/>
      <text:p text:style-name="P2"><text:span text:style-name="T1">Постановка задачи </text:span><text:span text:style-name="T2">1</text:span><text:span text:style-name="T6">3</text:span><text:span text:style-name="T2">_1</text:span></text:p>
      <text:p text:style-name="Standard">В матрице элементы первого столбца возвести в куб.</text:p>
      <text:p text:style-name="P3">Тип алгоритма: <text:span text:style-name="T14">линейный</text:span><text:span text:style-name="T15">.</text:span></text:p>
      <text:p text:style-name="P5"/>
      <text:p text:style-name="P4">Текст программы:</text:p>
      <text:p text:style-name="P7"><text:span text:style-name="T13">#1. В матрице элементы первого столбца возвести в куб.</text:span><text:line-break/><text:span text:style-name="T24">import </text:span><text:span text:style-name="T18">random</text:span><text:line-break/><text:span text:style-name="T18">matrix = [[random.randint(</text:span><text:span text:style-name="T21">1</text:span><text:span text:style-name="T18">,</text:span><text:span text:style-name="T21">10</text:span><text:span text:style-name="T18">) </text:span><text:span text:style-name="T24">for </text:span><text:span text:style-name="T18">_ </text:span><text:span text:style-name="T24">in </text:span><text:span text:style-name="T27">range</text:span><text:span text:style-name="T18">(</text:span><text:span text:style-name="T21">3</text:span><text:span text:style-name="T18">)] </text:span><text:span text:style-name="T24">for </text:span><text:span text:style-name="T18">_ </text:span><text:span text:style-name="T24">in </text:span><text:span text:style-name="T27">range</text:span><text:span text:style-name="T18">(</text:span><text:span text:style-name="T21">3</text:span><text:span text:style-name="T18">)]</text:span><text:line-break/><text:span text:style-name="T27">print</text:span><text:span text:style-name="T18">(</text:span><text:span text:style-name="T31">"Исходная матрица:"</text:span><text:span text:style-name="T18">)</text:span><text:line-break/><text:span text:style-name="T24">for </text:span><text:span text:style-name="T18">row </text:span><text:span text:style-name="T24">in </text:span><text:span text:style-name="T18">matrix:</text:span><text:line-break/><text:span text:style-name="T18"> <text:s text:c="3"/></text:span><text:span text:style-name="T27">print</text:span><text:span text:style-name="T18">(row)</text:span><text:line-break/><text:span text:style-name="T24">for </text:span><text:span text:style-name="T18">i </text:span><text:span text:style-name="T24">in </text:span><text:span text:style-name="T27">range</text:span><text:span text:style-name="T18">(</text:span><text:span text:style-name="T21">3</text:span><text:span text:style-name="T18">):</text:span><text:line-break/><text:span text:style-name="T18"> <text:s text:c="3"/>matrix[i][</text:span><text:span text:style-name="T21">0</text:span><text:span text:style-name="T18">] = matrix[i][</text:span><text:span text:style-name="T21">0</text:span><text:span text:style-name="T18">] ** </text:span><text:span text:style-name="T21">3</text:span><text:line-break/><text:span text:style-name="T27">print</text:span><text:span text:style-name="T18">(</text:span><text:span text:style-name="T31">"</text:span><text:span text:style-name="T24">\n</text:span><text:span text:style-name="T31"> Исходная матрица:"</text:span><text:span text:style-name="T18">)</text:span><text:line-break/><text:span text:style-name="T24">for </text:span><text:span text:style-name="T18">row </text:span><text:span text:style-name="T24">in </text:span><text:span text:style-name="T18">matrix:</text:span><text:line-break/><text:span text:style-name="T18"> <text:s text:c="3"/></text:span><text:span text:style-name="T27">print</text:span><text:span text:style-name="T18">(row)</text:span></text:p>
      <text:p text:style-name="P4">Протокол работы программы:</text:p>
      <text:p text:style-name="P4">Исходная матрица:</text:p>
      <text:p text:style-name="P4">[1, 7, 7]</text:p>
      <text:p text:style-name="P4">[1, 3, 1]</text:p>
      <text:p text:style-name="P4">[8, 10, 2]</text:p>
      <text:p text:style-name="P4"/>
      <text:p text:style-name="P4"><text:s/>Исходная матрица:</text:p>
      <text:p text:style-name="P4">[1, 7, 7]</text:p>
      <text:p text:style-name="P4">[1, 3, 1]</text:p>
      <text:p text:style-name="P4">[512, 10, 2]</text:p>
      <text:p text:style-name="P4"/>
      <text:p text:style-name="P5"><text:span text:style-name="T1">Постановка задачи </text:span><text:span text:style-name="T2">1</text:span><text:span text:style-name="T6">3</text:span><text:span text:style-name="T2">_2</text:span></text:p>
      <text:p text:style-name="Standard">Сгенерировать матрицу, в которой элементы больше 10 заменяются на 0.</text:p>
      <text:p text:style-name="P3">Тип алгоритма: <text:span text:style-name="T14">линейный</text:span><text:span text:style-name="T15">.</text:span></text:p>
      <text:p text:style-name="P5"/>
      <text:p text:style-name="P4">Текст программы:</text:p>
      <text:p text:style-name="P9"><text:span text:style-name="T10">#2. Сгенерировать матрицу, в которой элементы больше 10 заменяются на 0.</text:span><text:line-break/><text:span text:style-name="T22">import </text:span><text:span text:style-name="T16">random</text:span><text:line-break/><text:span text:style-name="T16">matrix = [[random.randint(</text:span><text:span text:style-name="T19">1</text:span><text:span text:style-name="T16">,</text:span><text:span text:style-name="T19">20</text:span><text:span text:style-name="T16">) </text:span><text:span text:style-name="T22">for </text:span><text:span text:style-name="T16">_ </text:span><text:span text:style-name="T22">in </text:span><text:span text:style-name="T25">range</text:span><text:span text:style-name="T16">(</text:span><text:span text:style-name="T19">3</text:span><text:span text:style-name="T16">)] </text:span><text:span text:style-name="T22">for </text:span><text:span text:style-name="T16">_ </text:span><text:span text:style-name="T22">in </text:span><text:span text:style-name="T25">range</text:span><text:span text:style-name="T16">(</text:span><text:span text:style-name="T19">3</text:span><text:span text:style-name="T16">)]</text:span><text:line-break/><text:span text:style-name="T25">print</text:span><text:span text:style-name="T16">(</text:span><text:span text:style-name="T29">"Исходная матрица:"</text:span><text:span text:style-name="T16">)</text:span><text:line-break/><text:span text:style-name="T22">for </text:span><text:span text:style-name="T16">row </text:span><text:span text:style-name="T22">in </text:span><text:span text:style-name="T16">matrix:</text:span><text:line-break/><text:span text:style-name="T16"> <text:s text:c="3"/></text:span><text:span text:style-name="T25">print</text:span><text:span text:style-name="T16">(row)</text:span><text:line-break/><text:span text:style-name="T22">for </text:span><text:span text:style-name="T16">i </text:span><text:span text:style-name="T22">in </text:span><text:span text:style-name="T25">range</text:span><text:span text:style-name="T16">(</text:span><text:span text:style-name="T19">3</text:span><text:span text:style-name="T16">):</text:span><text:line-break/><text:span text:style-name="T16"> <text:s text:c="3"/></text:span><text:span text:style-name="T22">for </text:span><text:span text:style-name="T16">j </text:span><text:span text:style-name="T22">in </text:span><text:span text:style-name="T25">range</text:span><text:span text:style-name="T16">(</text:span><text:span text:style-name="T19">3</text:span><text:span text:style-name="T16">):</text:span><text:line-break/><text:span text:style-name="T16"> <text:s text:c="7"/></text:span><text:span text:style-name="T22">if </text:span><text:span text:style-name="T16">matrix[i][j] &gt; </text:span><text:span text:style-name="T19">10</text:span><text:span text:style-name="T16">:</text:span><text:line-break/><text:span text:style-name="T16"> <text:s text:c="11"/>matrix[i][j] =</text:span><text:span text:style-name="T19">0</text:span><text:line-break/><text:span text:style-name="T25">print</text:span><text:span text:style-name="T16">(</text:span><text:span text:style-name="T29">'</text:span><text:span text:style-name="T22">\n</text:span><text:span text:style-name="T29">Итоговая матрица:'</text:span><text:span text:style-name="T16">)</text:span><text:line-break/><text:span text:style-name="T22">for </text:span><text:span text:style-name="T16">row </text:span><text:span text:style-name="T22">in </text:span><text:span text:style-name="T16">matrix:</text:span><text:line-break/><text:span text:style-name="T16"> <text:s text:c="3"/></text:span><text:span text:style-name="T25">print</text:span><text:span text:style-name="T16">(row)</text:span></text:p>
      <text:p text:style-name="P9"><text:span text:style-name="T16"/></text:p>
      <text:p text:style-name="P4">Протокол работы программы:</text:p>
      <text:p text:style-name="P4"><text:soft-page-break/>Исходная матрица:</text:p>
      <text:p text:style-name="P4">Исходная матрица:</text:p>
      <text:p text:style-name="P4">[12, 20, 15]</text:p>
      <text:p text:style-name="P4">[8, 8, 4]</text:p>
      <text:p text:style-name="P4">[11, 19, 4]</text:p>
      <text:p text:style-name="P4"/>
      <text:p text:style-name="P4">Итоговая матрица:</text:p>
      <text:p text:style-name="P4">[0, 0, 0]</text:p>
      <text:p text:style-name="P4">[8, 8, 4]</text:p>
      <text:p text:style-name="P4">[0, 0, 4]</text:p>
      <text:p text:style-name="P4"/>
      <text:p text:style-name="P5"><text:span text:style-name="T7">Вывод: </text:span><text:span text:style-name="T32">закрепи</text:span><text:span text:style-name="T9">ла</text:span><text:span text:style-name="T32"> усвоенные знания, понятия, алгоритмы, основные принципы составления программ, приобре</text:span><text:span text:style-name="T9">ла</text:span><text:span text:style-name="T32"> навыки составление программ с использованием с матриц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27T08:34:44.834940800</dc:date>
    <meta:editing-cycles>3</meta:editing-cycles>
    <meta:editing-duration>PT15M8S</meta:editing-duration>
    <meta:document-statistic meta:table-count="0" meta:image-count="0" meta:object-count="0" meta:page-count="2" meta:paragraph-count="33" meta:word-count="239" meta:character-count="1648" meta:non-whitespace-character-count="1397"/>
    <meta:user-defined meta:name="Поле 1"/>
    <meta:user-defined meta:name="Поле 2"/>
    <meta:user-defined meta:name="Поле 3"/>
    <meta:user-defined meta:name="Поле 4"/>
  </office:meta>
</office:document-meta>
</file>